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6in"/>
    </style:style>
    <style:style style:name="Table1.B" style:family="table-column">
      <style:table-column-properties style:column-width="5.325in"/>
    </style:style>
    <style:style style:name="Table1.A1" style:family="table-cell">
      <style:table-cell-properties style:vertical-align="middle" fo:padding-left="0.1354in" fo:padding-right="0.1354in" fo:padding-top="0.0625in" fo:padding-bottom="0.0625in" fo:border="0.05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Line1923052243584">
          <table:table-cell table:style-name="Table1.A1" office:value-type="string">
            <text:p text:style-name="Table_20_Contents">AT+ADR</text:p>
          </table:table-cell>
          <table:table-cell table:style-name="Table1.A1" office:value-type="string">
            <text:p text:style-name="Table_20_Contents">Get or Set the Adaptive Data Rate setting. (0: off, 1: on)</text:p>
          </table:table-cell>
        </table:table-row>
        <table:table-row table:style-name="TableLine1923052243584">
          <table:table-cell table:style-name="Table1.A1" office:value-type="string">
            <text:p text:style-name="Table_20_Contents">AT+APPEUI</text:p>
          </table:table-cell>
          <table:table-cell table:style-name="Table1.A1" office:value-type="string">
            <text:p text:style-name="Table_20_Contents">Get or Set the Application EUI</text:p>
          </table:table-cell>
        </table:table-row>
        <table:table-row table:style-name="TableLine1923052243584">
          <table:table-cell table:style-name="Table1.A1" office:value-type="string">
            <text:p text:style-name="Table_20_Contents">AT+APPKEY</text:p>
          </table:table-cell>
          <table:table-cell table:style-name="Table1.A1" office:value-type="string">
            <text:p text:style-name="Table_20_Contents">Get or Set the Application Key</text:p>
          </table:table-cell>
        </table:table-row>
        <table:table-row table:style-name="TableLine1923052243584">
          <table:table-cell table:style-name="Table1.A1" office:value-type="string">
            <text:p text:style-name="Table_20_Contents">AT+APPSKEY</text:p>
          </table:table-cell>
          <table:table-cell table:style-name="Table1.A1" office:value-type="string">
            <text:p text:style-name="Table_20_Contents">Get or Set the Application Session Key</text:p>
          </table:table-cell>
        </table:table-row>
        <table:table-row table:style-name="TableLine1923052243584">
          <table:table-cell table:style-name="Table1.A1" office:value-type="string">
            <text:p text:style-name="Table_20_Contents">AT+BAND</text:p>
          </table:table-cell>
          <table:table-cell table:style-name="Table1.A1" office:value-type="string">
            <text:p text:style-name="Table_20_Contents">Get or Set the Regional Band</text:p>
          </table:table-cell>
        </table:table-row>
        <table:table-row table:style-name="TableLine1923052243584">
          <table:table-cell table:style-name="Table1.A1" office:value-type="string">
            <text:p text:style-name="Table_20_Contents">AT+BAT</text:p>
          </table:table-cell>
          <table:table-cell table:style-name="Table1.A1" office:value-type="string">
            <text:p text:style-name="Table_20_Contents">Get the battery level</text:p>
          </table:table-cell>
        </table:table-row>
        <table:table-row table:style-name="TableLine1923052243584">
          <table:table-cell table:style-name="Table1.A1" office:value-type="string">
            <text:p text:style-name="Table_20_Contents">AT+CERTIF</text:p>
          </table:table-cell>
          <table:table-cell table:style-name="Table1.A1" office:value-type="string">
            <text:p text:style-name="Table_20_Contents">Set the module in LoraWan Certification Mode</text:p>
          </table:table-cell>
        </table:table-row>
        <table:table-row table:style-name="TableLine1923052243584">
          <table:table-cell table:style-name="Table1.A1" office:value-type="string">
            <text:p text:style-name="Table_20_Contents">AT+CFM</text:p>
          </table:table-cell>
          <table:table-cell table:style-name="Table1.A1" office:value-type="string">
            <text:p text:style-name="Table_20_Contents">Get or Set the confirmation mode (0-1)</text:p>
          </table:table-cell>
        </table:table-row>
        <table:table-row table:style-name="TableLine1923052243584">
          <table:table-cell table:style-name="Table1.A1" office:value-type="string">
            <text:p text:style-name="Table_20_Contents">AT+CFS</text:p>
          </table:table-cell>
          <table:table-cell table:style-name="Table1.A1" office:value-type="string">
            <text:p text:style-name="Table_20_Contents">Get confirmation status of the last AT+SEND (0-1)</text:p>
          </table:table-cell>
        </table:table-row>
        <table:table-row table:style-name="TableLine1923052243584">
          <table:table-cell table:style-name="Table1.A1" office:value-type="string">
            <text:p text:style-name="Table_20_Contents">AT+CLASS</text:p>
          </table:table-cell>
          <table:table-cell table:style-name="Table1.A1" office:value-type="string">
            <text:p text:style-name="Table_20_Contents">Get or Set the Device Class</text:p>
          </table:table-cell>
        </table:table-row>
        <table:table-row table:style-name="TableLine1923052243584">
          <table:table-cell table:style-name="Table1.A1" office:value-type="string">
            <text:p text:style-name="Table_20_Contents">AT+CTX</text:p>
          </table:table-cell>
          <table:table-cell table:style-name="Table1.A1" office:value-type="string">
            <text:p text:style-name="Table_20_Contents">send with confirmation</text:p>
          </table:table-cell>
        </table:table-row>
        <table:table-row table:style-name="TableLine1923052243584">
          <table:table-cell table:style-name="Table1.A1" office:value-type="string">
            <text:p text:style-name="Table_20_Contents">AT+DEV</text:p>
          </table:table-cell>
          <table:table-cell table:style-name="Table1.A1" office:value-type="string">
            <text:p text:style-name="Table_20_Contents">Get the version of the AT_Slave FW</text:p>
          </table:table-cell>
        </table:table-row>
        <table:table-row table:style-name="TableLine1923052243584">
          <table:table-cell table:style-name="Table1.A1" office:value-type="string">
            <text:p text:style-name="Table_20_Contents">AT+DEVADDR</text:p>
          </table:table-cell>
          <table:table-cell table:style-name="Table1.A1" office:value-type="string">
            <text:p text:style-name="Table_20_Contents">Get or Set the Device address</text:p>
          </table:table-cell>
        </table:table-row>
        <table:table-row table:style-name="TableLine1923052243584">
          <table:table-cell table:style-name="Table1.A1" office:value-type="string">
            <text:p text:style-name="Table_20_Contents">AT+DEVEUI</text:p>
          </table:table-cell>
          <table:table-cell table:style-name="Table1.A1" office:value-type="string">
            <text:p text:style-name="Table_20_Contents">Get the Device EUI</text:p>
          </table:table-cell>
        </table:table-row>
        <table:table-row table:style-name="TableLine1923052243584">
          <table:table-cell table:style-name="Table1.A1" office:value-type="string">
            <text:p text:style-name="Table_20_Contents">AT+DFORMAT</text:p>
          </table:table-cell>
          <table:table-cell table:style-name="Table1.A1" office:value-type="string">
            <text:p text:style-name="Table_20_Contents">select hex or binary format</text:p>
          </table:table-cell>
        </table:table-row>
        <table:table-row table:style-name="TableLine1923052243584">
          <table:table-cell table:style-name="Table1.A1" office:value-type="string">
            <text:p text:style-name="Table_20_Contents">AT+DR</text:p>
          </table:table-cell>
          <table:table-cell table:style-name="Table1.A1" office:value-type="string">
            <text:p text:style-name="Table_20_Contents">Get or Set the Data Rate. (0-7 corresponding to DR_X)</text:p>
          </table:table-cell>
        </table:table-row>
        <table:table-row table:style-name="TableLine1923052243584">
          <table:table-cell table:style-name="Table1.A1" office:value-type="string">
            <text:p text:style-name="Table_20_Contents">AT+DUTYCYCLE</text:p>
          </table:table-cell>
          <table:table-cell table:style-name="Table1.A1" office:value-type="string">
            <text:p text:style-name="Table_20_Contents">Get or Set the ETSI Duty Cycle setting - 0=disable, 1=enable - Only for testing</text:p>
          </table:table-cell>
        </table:table-row>
        <table:table-row table:style-name="TableLine1923052243584">
          <table:table-cell table:style-name="Table1.A1" office:value-type="string">
            <text:p text:style-name="Table_20_Contents">AT+FCD</text:p>
          </table:table-cell>
          <table:table-cell table:style-name="Table1.A1" office:value-type="string">
            <text:p text:style-name="Table_20_Contents">Get or Set the Frame Counter Downlink</text:p>
          </table:table-cell>
        </table:table-row>
        <table:table-row table:style-name="TableLine1923052243584">
          <table:table-cell table:style-name="Table1.A1" office:value-type="string">
            <text:p text:style-name="Table_20_Contents">AT+FCU</text:p>
          </table:table-cell>
          <table:table-cell table:style-name="Table1.A1" office:value-type="string">
            <text:p text:style-name="Table_20_Contents">Get or Set the Frame Counter Uplink</text:p>
          </table:table-cell>
        </table:table-row>
        <table:table-row table:style-name="TableLine1923052243584">
          <table:table-cell table:style-name="Table1.A1" office:value-type="string">
            <text:p text:style-name="Table_20_Contents">AT+IDNWK</text:p>
          </table:table-cell>
          <table:table-cell table:style-name="Table1.A1" office:value-type="string">
            <text:p text:style-name="Table_20_Contents">Get or Set the Network ID</text:p>
          </table:table-cell>
        </table:table-row>
        <table:table-row table:style-name="TableLine1923052243584">
          <table:table-cell table:style-name="Table1.A1" office:value-type="string">
            <text:p text:style-name="Table_20_Contents">AT+JN1DL</text:p>
          </table:table-cell>
          <table:table-cell table:style-name="Table1.A1" office:value-type="string">
            <text:p text:style-name="Table_20_Contents">Get or Set the Join Accept Delay between the end of the Tx and the Join Rx Window 1 in ms</text:p>
          </table:table-cell>
        </table:table-row>
        <table:table-row table:style-name="TableLine1923052243584">
          <table:table-cell table:style-name="Table1.A1" office:value-type="string">
            <text:p text:style-name="Table_20_Contents">AT+JN2DL</text:p>
          </table:table-cell>
          <table:table-cell table:style-name="Table1.A1" office:value-type="string">
            <text:p text:style-name="Table_20_Contents">Get or Set the Join Accept Delay between the end of the Tx and the Join Rx Window 2 in ms</text:p>
          </table:table-cell>
        </table:table-row>
        <table:table-row table:style-name="TableLine1923052243584">
          <table:table-cell table:style-name="Table1.A1" office:value-type="string">
            <text:p text:style-name="Table_20_Contents">AT+JOIN</text:p>
          </table:table-cell>
          <table:table-cell table:style-name="Table1.A1" office:value-type="string">
            <text:p text:style-name="Table_20_Contents">Join network</text:p>
          </table:table-cell>
        </table:table-row>
        <table:table-row table:style-name="TableLine1923052243584">
          <table:table-cell table:style-name="Table1.A1" office:value-type="string">
            <text:p text:style-name="Table_20_Contents">AT+MODE</text:p>
          </table:table-cell>
          <table:table-cell table:style-name="Table1.A1" office:value-type="string">
            <text:p text:style-name="Table_20_Contents">Get or Set the Network Join Mode. (0: ABP, 1: OTAA)</text:p>
          </table:table-cell>
        </table:table-row>
        <table:table-row table:style-name="TableLine1923052243584">
          <table:table-cell table:style-name="Table1.A1" office:value-type="string">
            <text:p text:style-name="Table_20_Contents">AT+NJS</text:p>
          </table:table-cell>
          <table:table-cell table:style-name="Table1.A1" office:value-type="string">
            <text:p text:style-name="Table_20_Contents">Get the join status</text:p>
          </table:table-cell>
        </table:table-row>
        <table:table-row table:style-name="TableLine1923052243584">
          <table:table-cell table:style-name="Table1.A1" office:value-type="string">
            <text:p text:style-name="Table_20_Contents">AT+NWK</text:p>
          </table:table-cell>
          <table:table-cell table:style-name="Table1.A1" office:value-type="string">
            <text:p text:style-name="Table_20_Contents">Get or Set the public network mode. (0: off, 1: on)</text:p>
          </table:table-cell>
        </table:table-row>
        <table:table-row table:style-name="TableLine1923052243584">
          <table:table-cell table:style-name="Table1.A1" office:value-type="string">
            <text:p text:style-name="Table_20_Contents">AT+NWKSKEY</text:p>
          </table:table-cell>
          <table:table-cell table:style-name="Table1.A1" office:value-type="string">
            <text:p text:style-name="Table_20_Contents">Get or Set the Network Session Key</text:p>
          </table:table-cell>
        </table:table-row>
        <text:soft-page-break/>
        <table:table-row table:style-name="TableLine1923052243584">
          <table:table-cell table:style-name="Table1.A1" office:value-type="string">
            <text:p text:style-name="Table_20_Contents">AT+PORT</text:p>
          </table:table-cell>
          <table:table-cell table:style-name="Table1.A1" office:value-type="string">
            <text:p text:style-name="Table_20_Contents">set application port</text:p>
          </table:table-cell>
        </table:table-row>
        <table:table-row table:style-name="TableLine1923052243584">
          <table:table-cell table:style-name="Table1.A1" office:value-type="string">
            <text:p text:style-name="Table_20_Contents">AT+REBOOT</text:p>
          </table:table-cell>
          <table:table-cell table:style-name="Table1.A1" office:value-type="string">
            <text:p text:style-name="Table_20_Contents">Trig a reset of the MCU</text:p>
          </table:table-cell>
        </table:table-row>
        <table:table-row table:style-name="TableLine1923052243584">
          <table:table-cell table:style-name="Table1.A1" office:value-type="string">
            <text:p text:style-name="Table_20_Contents">AT+RECV</text:p>
          </table:table-cell>
          <table:table-cell table:style-name="Table1.A1" office:value-type="string">
            <text:p text:style-name="Table_20_Contents">print last received data in raw format</text:p>
          </table:table-cell>
        </table:table-row>
        <table:table-row table:style-name="TableLine1923052243584">
          <table:table-cell table:style-name="Table1.A1" office:value-type="string">
            <text:p text:style-name="Table_20_Contents">AT+RECVB</text:p>
          </table:table-cell>
          <table:table-cell table:style-name="Table1.A1" office:value-type="string">
            <text:p text:style-name="Table_20_Contents">print last received data in binary format (with hexadecimal values)</text:p>
          </table:table-cell>
        </table:table-row>
        <table:table-row table:style-name="TableLine1923052243584">
          <table:table-cell table:style-name="Table1.A1" office:value-type="string">
            <text:p text:style-name="Table_20_Contents">AT+RFPOWER</text:p>
          </table:table-cell>
          <table:table-cell table:style-name="Table1.A1" office:value-type="string">
            <text:p text:style-name="Table_20_Contents">Get or Set the Transmit Power (0-5)</text:p>
          </table:table-cell>
        </table:table-row>
        <table:table-row table:style-name="TableLine1923052243584">
          <table:table-cell table:style-name="Table1.A1" office:value-type="string">
            <text:p text:style-name="Table_20_Contents">AT+RSSI</text:p>
          </table:table-cell>
          <table:table-cell table:style-name="Table1.A1" office:value-type="string">
            <text:p text:style-name="Table_20_Contents">Get the RSSI of the last received packet</text:p>
          </table:table-cell>
        </table:table-row>
        <table:table-row table:style-name="TableLine1923052243584">
          <table:table-cell table:style-name="Table1.A1" office:value-type="string">
            <text:p text:style-name="Table_20_Contents">AT+RX1DL</text:p>
          </table:table-cell>
          <table:table-cell table:style-name="Table1.A1" office:value-type="string">
            <text:p text:style-name="Table_20_Contents">Get or Set the delay between the end of the Tx and the Rx Window 1 in ms</text:p>
          </table:table-cell>
        </table:table-row>
        <table:table-row table:style-name="TableLine1923052243584">
          <table:table-cell table:style-name="Table1.A1" office:value-type="string">
            <text:p text:style-name="Table_20_Contents">AT+RX2DL</text:p>
          </table:table-cell>
          <table:table-cell table:style-name="Table1.A1" office:value-type="string">
            <text:p text:style-name="Table_20_Contents">Get or Set the delay between the end of the Tx and the Rx Window 2 in ms</text:p>
          </table:table-cell>
        </table:table-row>
        <table:table-row table:style-name="TableLine1923052243584">
          <table:table-cell table:style-name="Table1.A1" office:value-type="string">
            <text:p text:style-name="Table_20_Contents">AT+RX2DR</text:p>
          </table:table-cell>
          <table:table-cell table:style-name="Table1.A1" office:value-type="string">
            <text:p text:style-name="Table_20_Contents">Get or Set the Rx2 window data rate (0-7 corresponding to DR_X)</text:p>
          </table:table-cell>
        </table:table-row>
        <table:table-row table:style-name="TableLine1923052243584">
          <table:table-cell table:style-name="Table1.A1" office:value-type="string">
            <text:p text:style-name="Table_20_Contents">AT+RX2FQ</text:p>
          </table:table-cell>
          <table:table-cell table:style-name="Table1.A1" office:value-type="string">
            <text:p text:style-name="Table_20_Contents">Get or Set the Rx2 window frequency</text:p>
          </table:table-cell>
        </table:table-row>
        <table:table-row table:style-name="TableLine1923052243584">
          <table:table-cell table:style-name="Table1.A1" office:value-type="string">
            <text:p text:style-name="Table_20_Contents">AT+SEND</text:p>
          </table:table-cell>
          <table:table-cell table:style-name="Table1.A1" office:value-type="string">
            <text:p text:style-name="Table_20_Contents">Send text data along with the application port</text:p>
          </table:table-cell>
        </table:table-row>
        <table:table-row table:style-name="TableLine1923052243584">
          <table:table-cell table:style-name="Table1.A1" office:value-type="string">
            <text:p text:style-name="Table_20_Contents">AT+SENDB</text:p>
          </table:table-cell>
          <table:table-cell table:style-name="Table1.A1" office:value-type="string">
            <text:p text:style-name="Table_20_Contents">Send hexadecimal data along with the application port</text:p>
          </table:table-cell>
        </table:table-row>
        <table:table-row table:style-name="TableLine1923052243584">
          <table:table-cell table:style-name="Table1.A1" office:value-type="string">
            <text:p text:style-name="Table_20_Contents">AT+SNR</text:p>
          </table:table-cell>
          <table:table-cell table:style-name="Table1.A1" office:value-type="string">
            <text:p text:style-name="Table_20_Contents">Get the SNR of the last received packet</text:p>
          </table:table-cell>
        </table:table-row>
        <table:table-row table:style-name="TableLine1923052243584">
          <table:table-cell table:style-name="Table1.A1" office:value-type="string">
            <text:p text:style-name="Table_20_Contents">AT+TCONF</text:p>
          </table:table-cell>
          <table:table-cell table:style-name="Table1.A1" office:value-type="string">
            <text:p text:style-name="Table_20_Contents">Config LORA RF test</text:p>
          </table:table-cell>
        </table:table-row>
        <table:table-row table:style-name="TableLine1923052243584">
          <table:table-cell table:style-name="Table1.A1" office:value-type="string">
            <text:p text:style-name="Table_20_Contents">AT+TOFF</text:p>
          </table:table-cell>
          <table:table-cell table:style-name="Table1.A1" office:value-type="string">
            <text:p text:style-name="Table_20_Contents">Stops on-going RF test</text:p>
          </table:table-cell>
        </table:table-row>
        <table:table-row table:style-name="TableLine1923052243584">
          <table:table-cell table:style-name="Table1.A1" office:value-type="string">
            <text:p text:style-name="Table_20_Contents">AT+TRLRA</text:p>
          </table:table-cell>
          <table:table-cell table:style-name="Table1.A1" office:value-type="string">
            <text:p text:style-name="Table_20_Contents">Starts RF Rx LORA test</text:p>
          </table:table-cell>
        </table:table-row>
        <table:table-row table:style-name="TableLine1923052243584">
          <table:table-cell table:style-name="Table1.A1" office:value-type="string">
            <text:p text:style-name="Table_20_Contents">AT+TRSSI</text:p>
          </table:table-cell>
          <table:table-cell table:style-name="Table1.A1" office:value-type="string">
            <text:p text:style-name="Table_20_Contents">Starts RF RSSI tone test</text:p>
          </table:table-cell>
        </table:table-row>
        <table:table-row table:style-name="TableLine1923052243584">
          <table:table-cell table:style-name="Table1.A1" office:value-type="string">
            <text:p text:style-name="Table_20_Contents">AT+TTLRA</text:p>
          </table:table-cell>
          <table:table-cell table:style-name="Table1.A1" office:value-type="string">
            <text:p text:style-name="Table_20_Contents">Starts RF Tx LORA test</text:p>
          </table:table-cell>
        </table:table-row>
        <table:table-row table:style-name="TableLine1923052243584">
          <table:table-cell table:style-name="Table1.A1" office:value-type="string">
            <text:p text:style-name="Table_20_Contents">AT+TTONE</text:p>
          </table:table-cell>
          <table:table-cell table:style-name="Table1.A1" office:value-type="string">
            <text:p text:style-name="Table_20_Contents">Starts RF Tone test</text:p>
          </table:table-cell>
        </table:table-row>
        <table:table-row table:style-name="TableLine1923052243584">
          <table:table-cell table:style-name="Table1.A1" office:value-type="string">
            <text:p text:style-name="Table_20_Contents">AT+UTX</text:p>
          </table:table-cell>
          <table:table-cell table:style-name="Table1.A1" office:value-type="string">
            <text:p text:style-name="Table_20_Contents">send without confirmation</text:p>
          </table:table-cell>
        </table:table-row>
        <table:table-row table:style-name="TableLine1923052243584">
          <table:table-cell table:style-name="Table1.A1" office:value-type="string">
            <text:p text:style-name="Table_20_Contents">AT+VER</text:p>
          </table:table-cell>
          <table:table-cell table:style-name="Table1.A1" office:value-type="string">
            <text:p text:style-name="Table_20_Contents">Get the version of the AT_Slave FW</text:p>
          </table:table-cell>
        </table:table-row>
        <table:table-row table:style-name="TableLine1923052243584">
          <table:table-cell table:style-name="Table1.A1" office:value-type="string">
            <text:p text:style-name="Table_20_Contents">AT+CHANMASK</text:p>
          </table:table-cell>
          <table:table-cell table:style-name="Table1.A1" office:value-type="string">
            <text:p text:style-name="Table_20_Contents">Gets the current region's channel mask, note this is reset when changing regions</text:p>
          </table:table-cell>
        </table:table-row>
        <table:table-row table:style-name="TableLine1923052243584">
          <table:table-cell table:style-name="Table1.A1" office:value-type="string">
            <text:p text:style-name="Table_20_Contents">AT+CHANDEFMASK</text:p>
          </table:table-cell>
          <table:table-cell table:style-name="Table1.A1" office:value-type="string">
            <text:p text:style-name="Table_20_Contents">Gets the current region's default mask, note this is reset when changing region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8T12:03:47.319000000</meta:creation-date>
    <dc:date>2021-05-28T12:05:28.288000000</dc:date>
    <meta:editing-duration>PT1M42S</meta:editing-duration>
    <meta:editing-cycles>1</meta:editing-cycles>
    <meta:document-statistic meta:table-count="1" meta:image-count="0" meta:object-count="0" meta:page-count="2" meta:paragraph-count="100" meta:word-count="449" meta:character-count="2408" meta:non-whitespace-character-count="2059"/>
    <meta:generator>LibreOffice/7.1.3.2$Windows_X86_64 LibreOffice_project/47f78053abe362b9384784d31a6e56f8511eb1c1</meta:generator>
  </office:meta>
</office:document-meta>
</file>